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AFE3858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fr1" style:family="graphic" style:parent-style-name="Frame">
      <style:graphic-properties style:run-through="foreground" style:wrap="none" style:vertical-pos="top" style:vertical-rel="paragraph-content" style:horizontal-pos="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none" style:horizontal-pos="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图形1" text:anchor-type="paragraph" svg:width="3.612cm" svg:height="3.612cm" draw:z-index="0"><draw:image xlink:href="Pictures/100002010000008000000080AFE38581.png" xlink:type="simple" xlink:show="embed" xlink:actuate="onLoad"/></draw:frame></text:p>
      <text:p text:style-name="P1"><draw:frame draw:style-name="fr1" draw:name="#image(imageData1)" text:anchor-type="paragraph" svg:width="3.577cm" draw:z-index="1"><draw:text-box fo:min-height="3.203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20M21S</meta:editing-duration>
    <meta:editing-cycles>13</meta:editing-cycles>
    <meta:generator>OpenOffice.org/3.2$Win32 OpenOffice.org_project/320m12$Build-9483</meta:generator>
    <dc:date>2010-08-27T10:37:16.85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